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5.5437in"/>
    </style:style>
    <style:style style:name="co3" style:family="table-column">
      <style:table-column-properties fo:break-before="auto" style:column-width="6.3591in"/>
    </style:style>
    <style:style style:name="co4" style:family="table-column">
      <style:table-column-properties fo:break-before="auto" style:column-width="4.8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77bc65"/>
    </style:style>
    <style:style style:name="ce4" style:family="table-cell" style:parent-style-name="Default">
      <style:table-cell-properties fo:background-color="#ff6d6d"/>
    </style:style>
    <style:style style:name="ce1" style:family="table-cell" style:parent-style-name="Default">
      <style:table-cell-properties fo:background-color="#b4c7d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2"/>
          <table:table-cell office:value-type="string" calcext:value-type="string">
            <text:p>sub FPrint(txt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Input$(promp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'Arrays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ArrayDim(Byref id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StringArrayDim(Byref id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NumberArrayDim(Byref id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ArraySize(Byref id, array_dim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StringArraySize(Byref id$, array_dim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NumberArraySize(Byref id, array_di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'Math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Abs(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ACos(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AndBit(a,b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ASin(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ATan(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Bin$(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CInt32(i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CInt64(i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Cos(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Degrees(r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Exp(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Frac(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Hex$(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HexVal(n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Int(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Log(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Max(a, b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Min(a, b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OrBit(a, b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Radians(d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Randomize(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Rand(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Round(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Sign(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Sin(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Sqrt(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Tan(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XOrBit(a, 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'Strings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Asc(c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Chr$(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Insert$(src$, tgt$, pos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InStr(src$, substr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LCase$(src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Left$(src$, 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Length(src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Len(src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LTrim$(src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Mid$(src$, start, 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ReplaceSubstr$(src$, rpc$, pos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Replace$(src$, tgt$, rpc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Reverse$(src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Right$(src$, 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RTrim$(src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StringFill$(src$, 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Str$(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Str_F$(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Str_S$(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Tally(src$, substr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Trim$(src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UCase$(src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Val(n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'Stack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CreateStack_N( )</text:p>
          </table:table-cell>
          <table:table-cell office:value-type="string" calcext:value-type="string">
            <text:p>CreateStack_N will return a number ID to use with Stack_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nction CreateStack_S()</text:p>
          </table:table-cell>
          <table:table-cell office:value-type="string" calcext:value-type="string">
            <text:p>CreateStack_S will return a number ID to use with Stack_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 ClearStack_N(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ClearStack_S(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DeleteStack_N( stack_id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DeleteStack_S( stack_id 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Stack_N(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Stack_S(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Push_N(n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Pop_N(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Push_S(s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Pop_S$(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Stack_Size_N(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Stack_Size_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'File I/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FileOpen(stream, fileName$, mode)</text:p>
          </table:table-cell>
          <table:table-cell office:value-type="string" calcext:value-type="string">
            <text:p>function OpenFile(fileName$, mode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FileClose(stream)</text:p>
          </table:table-cell>
          <table:table-cell office:value-type="string" calcext:value-type="string">
            <text:p>sub CloseFile( stream 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ReadByte(stream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WriteByte(stream, byte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ReadLine$(stream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Write(stream, txt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WriteLine(stream, txt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CopyFile(src$, dst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RemoveFile(fileName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FileExists(fileName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MoveFile(src$, dst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RenameFile(src$, dst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FileLength(fileName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Tell(stream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Seek(stream, pos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EOF(strea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FreeFile(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Directories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ChangeDir(p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DirExists(p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DirFirst$(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Dir$(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DirNext$(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MakeDir(p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RemoveDir(p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'Date and Time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Date$(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Easter$(year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Ticks(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Time$(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Timer(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Wait(m_se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'Window Management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WindowOpen(win, title$, x, y, w, h, flag, vsync)</text:p>
          </table:table-cell>
          <table:table-cell office:value-type="string" calcext:value-type="string">
            <text:p>Function OpenWindow( title$, w, h, fullscreen, vsync )</text:p>
          </table:table-cell>
          <table:table-cell office:value-type="string" calcext:value-type="string">
            <text:p>RC4 is going to be limited to just one window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function OpenWindowEx(title$, x, y, w, h, mode, aa, stencil_buffer, vsync)</text:p>
          </table:table-cell>
          <table:table-cell office:value-type="string" calcext:value-type="string">
            <text:p>Mode is still returned by WindowMode(), AA is a boolean flag for enabling AntiAlias, and StencilBuffer is for shadows</text:p>
          </table:table-cell>
        </table:table-row>
        <table:table-row table:style-name="ro1">
          <table:table-cell table:style-name="ce2"/>
          <table:table-cell office:value-type="string" calcext:value-type="string">
            <text:p>sub WindowClose(win)</text:p>
          </table:table-cell>
          <table:table-cell office:value-type="string" calcext:value-type="string">
            <text:p>sub CloseWindow( 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2"/>
          <table:table-cell office:value-type="string" calcext:value-type="string">
            <text:p>sub RaiseWindow(win)</text:p>
          </table:table-cell>
          <table:table-cell office:value-type="string" calcext:value-type="string">
            <text:p>sub RaiseWindow( 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Window(win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Update(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Cls(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SetClearColor(c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ShowWindow(win)</text:p>
          </table:table-cell>
          <table:table-cell office:value-type="string" calcext:value-type="string">
            <text:p>sub ShowWindow( 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HideWindow(win)</text:p>
          </table:table-cell>
          <table:table-cell office:value-type="string" calcext:value-type="string">
            <text:p>sub HideWindow( 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SetWindowTitle(win, title$)</text:p>
          </table:table-cell>
          <table:table-cell office:value-type="string" calcext:value-type="string">
            <text:p>sub SetWindowTitle( title$ 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WindowTitle$(win)</text:p>
          </table:table-cell>
          <table:table-cell office:value-type="string" calcext:value-type="string">
            <text:p>function WindowTitle$( 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SetWindowPosition(win, x, y)</text:p>
          </table:table-cell>
          <table:table-cell office:value-type="string" calcext:value-type="string">
            <text:p>sub SetWindowPosition( x, y 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GetWindowPosition(win, byref x, byref y)</text:p>
          </table:table-cell>
          <table:table-cell office:value-type="string" calcext:value-type="string">
            <text:p>sub GetWindowPosition( byref x, byref y 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SetWindowSize(win, w, h)</text:p>
          </table:table-cell>
          <table:table-cell office:value-type="string" calcext:value-type="string">
            <text:p>sub SetWindowSize( w, h 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GetWindowSize(win, byref w, byref h)</text:p>
          </table:table-cell>
          <table:table-cell office:value-type="string" calcext:value-type="string">
            <text:p>sub GetWindowSize( byref w, byref h 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SetWindowMinSize(win, w, h)</text:p>
          </table:table-cell>
          <table:table-cell office:value-type="string" calcext:value-type="string">
            <text:p>sub SetWindowMinSize( w, h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GetWindowMinSize(win, byref w, byref h)</text:p>
          </table:table-cell>
          <table:table-cell office:value-type="string" calcext:value-type="string">
            <text:p>sub GetWindowMinSize( byref w, byref h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SetWindowMaxSize(win, w, h)</text:p>
          </table:table-cell>
          <table:table-cell office:value-type="string" calcext:value-type="string">
            <text:p>sub SetWindowMaxSize( w, h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GetWindowMaxSize(win, byref w, byref h)</text:p>
          </table:table-cell>
          <table:table-cell office:value-type="string" calcext:value-type="string">
            <text:p>sub GetWindowMaxSize( byref w, byref h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WindowIsFullscreen(win)</text:p>
          </table:table-cell>
          <table:table-cell office:value-type="string" calcext:value-type="string">
            <text:p>function WindowIsFullscreen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WindowIsVisible(win)</text:p>
          </table:table-cell>
          <table:table-cell office:value-type="string" calcext:value-type="string">
            <text:p>function WindowIsVisible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WindowIsBordered(win)</text:p>
          </table:table-cell>
          <table:table-cell office:value-type="string" calcext:value-type="string">
            <text:p>function WindowIsBordered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WindowIsResizable(win)</text:p>
          </table:table-cell>
          <table:table-cell office:value-type="string" calcext:value-type="string">
            <text:p>function WindowIsResizable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WindowIsMinimized(win)</text:p>
          </table:table-cell>
          <table:table-cell office:value-type="string" calcext:value-type="string">
            <text:p>function WindowIsMinimized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WindowIsMaximized(win)</text:p>
          </table:table-cell>
          <table:table-cell office:value-type="string" calcext:value-type="string">
            <text:p>function WindowIsMaximized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WindowHasInputFocus(win)</text:p>
          </table:table-cell>
          <table:table-cell office:value-type="string" calcext:value-type="string">
            <text:p>function WindowHasInputFocus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WindowHasMouseFocus(win)</text:p>
          </table:table-cell>
          <table:table-cell office:value-type="string" calcext:value-type="string">
            <text:p>function WindowHasMouseFocus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SetWindowFullscreen(win, flag)</text:p>
          </table:table-cell>
          <table:table-cell office:value-type="string" calcext:value-type="string">
            <text:p>sub SetWindowFullscreen( flag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MaximizeWindow(win)</text:p>
          </table:table-cell>
          <table:table-cell office:value-type="string" calcext:value-type="string">
            <text:p>sub MaximizeWindow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MinimizeWindow(win)</text:p>
          </table:table-cell>
          <table:table-cell office:value-type="string" calcext:value-type="string">
            <text:p>sub MinimizeWindow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SetWindowBorder(win, flag)</text:p>
          </table:table-cell>
          <table:table-cell office:value-type="string" calcext:value-type="string">
            <text:p>sub SetWindowBorder( flag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WindowClip(slot, x, y, w, h)</text:p>
          </table:table-cell>
          <table:table-cell office:value-type="string" calcext:value-type="string">
            <text:p>function WindowClip(x, y, w, h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Exists(win)</text:p>
          </table:table-cell>
          <table:table-cell office:value-type="string" calcext:value-type="string">
            <text:p>function WindowExist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NumWindow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WindowEvent_Close(win)</text:p>
          </table:table-cell>
          <table:table-cell office:value-type="string" calcext:value-type="string">
            <text:p>function WindowEvent_Close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Event_Maximize(win)</text:p>
          </table:table-cell>
          <table:table-cell office:value-type="string" calcext:value-type="string">
            <text:p>function WindowEvent_Maximize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Event_Minimize(win)</text:p>
          </table:table-cell>
          <table:table-cell office:value-type="string" calcext:value-type="string">
            <text:p>function WindowEvent_Minimize()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function ActiveWindow(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FP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WindowIcon(win, slot)</text:p>
          </table:table-cell>
          <table:table-cell office:value-type="string" calcext:value-type="string">
            <text:p>sub SetWindowIcon( sl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Canvases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CanvasOpen(c_num, w, h, viewport_x, viewport_y, viewport_w, viewport_h, mode)</text:p>
          </table:table-cell>
          <table:table-cell office:value-type="string" calcext:value-type="string">
            <text:p>function OpenCanvas( w, h, viewport_x, viewport_y, viewport_w, viewport_h, mode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CanvasClose(c_num)</text:p>
          </table:table-cell>
          <table:table-cell office:value-type="string" calcext:value-type="string">
            <text:p>Sub CloseCanvas(c_num)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Sub SetCanvas3D(c_num, flag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SetCanvasVisible(c_num, flag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CanvasIsVisible(c_num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SetCanvasViewport(cnum, x, y, w, h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GetCanvasViewport(c_num, byref x, byref y, byref w, byref h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Canvas(c_num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SetCanvasOffset(c_num, x, y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GetCanvasOffset(c_num, byref x, byref y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GetCanvasSize(c_num, byref w, byref h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ClearCanvas(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SetCanvasAlpha(c_num, a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CanvasAlpha(c_num)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function SetCanvasBlendMode(c_num, blend_mode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function CanvasBlendMode(c_num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SetCanvasColorMod(c_num, c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CanvasColorMod(c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opyCanvas(src, x, y, w, h, dst, dx, d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loneCanvas(src, dst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SetCanvasZ(c_num, z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CanvasZ(c_num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CanvasClip(slot, x, y, w, h, flag)</text:p>
          </table:table-cell>
          <table:table-cell office:value-type="string" calcext:value-type="string">
            <text:p>function CanvasClip(x, y, w, h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ActiveCanva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'Graphics Primitives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sub Box(x1, y1, x2, y2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sub BoxFill(x1, y1, x2, y2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Circle(x,y,radius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CircleFill(x,y,radius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Ellipse(x,y,rx,ry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EllipseFill(x,y,rx,ry)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sub FloodFill(x,y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GetPixel(x,y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SetColor(c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Line(x1, y1, x2, y2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Poly(n, byref x, byref y)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sub PolyFill(n, byref x, byref y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Rect(x, y, w, h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RectFill(x, y, w, h)</text:p>
          </table:table-cell>
          <table:table-cell table:number-columns-repeated="2"/>
        </table:table-row>
        <table:table-row table:style-name="ro1">
          <table:table-cell table:style-name="ce4"/>
          <table:table-cell office:value-type="string" calcext:value-type="string">
            <text:p>sub RoundRect(x, y, w, h, r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sub RoundRectFill(x, y, w, h, r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RGB(r,g,b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RGBA(r,g,b,a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PSet(x,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'Images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LoadImage(slot, img$)</text:p>
          </table:table-cell>
          <table:table-cell office:value-type="string" calcext:value-type="string">
            <text:p>function LoadImage( img$ 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LoadImage_Ex(slot, img$, colkey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ImageFromBuffer(slot, w, h, byref buffer)</text:p>
          </table:table-cell>
          <table:table-cell office:value-type="string" calcext:value-type="string">
            <text:p>function createImage(w, h, byref buffer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ImageFromBuffer_Ex(slot, w, h, byref buffer, colkey)</text:p>
          </table:table-cell>
          <table:table-cell office:value-type="string" calcext:value-type="string">
            <text:p>function createImageEx(w, h, byref buffer, color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BufferFromImage(slot, byref buffer)</text:p>
          </table:table-cell>
          <table:table-cell office:value-type="string" calcext:value-type="string">
            <text:p>sub getImageBuffer(img_id, byref buffer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ImageExists(slot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ColorKey(slot, c)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office:value-type="string" calcext:value-type="string">
            <text:p>sub setBilinearFilter( flag )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function getBilinearFilter(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CopyImage(src, dst)</text:p>
          </table:table-cell>
          <table:table-cell office:value-type="string" calcext:value-type="string">
            <text:p>function CopyImage( img_id 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DeleteImage(slot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SetImageAlpha(slot, a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ImageAlpha(slot)</text:p>
          </table:table-cell>
          <table:table-cell office:value-type="string" calcext:value-type="string">
            <text:p>function getImageAlpha( img_id 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GetImageSize(slot, byref w, byref h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SetImageBlendMode(slot, blend_mode)</text:p>
          </table:table-cell>
          <table:table-cell office:value-type="string" calcext:value-type="string">
            <text:p>sub SetBlendMode( blend_mode 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ImageBlendMode(slot)</text:p>
          </table:table-cell>
          <table:table-cell office:value-type="string" calcext:value-type="string">
            <text:p>function getBlendMode( blend_mode 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unction SetImageColorMod(slot, c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ImageColorMod(slot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DrawImage(slot, x, y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DrawImage_Blit(slot, x, y, src_x, src_y, src_w, src_h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DrawImage_Blit_Ex(slot, x, y, w, h, src_x, src_y, src_w, src_h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DrawImage_Rotate(slot, x, y, angle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DrawImage_Rotate_Ex(slot, x, y, src_x, src_y, src_w, src_h, angle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DrawImage_Zoom(slot, x, y, zx, zy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DrawImage_Zoom_Ex(slot, x, y, src_x, src_y, src_w, src_h, zx, zy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DrawImage_Rotozoom(slot, x, y, angle, zx, zy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DrawImage_Rotozoom_Ex(slot, x, y, src_x, src_y, src_w, src_h, angle, zx, zy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DrawImage_Flip(slot, x, y, h, v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DrawImage_Flip_Ex(slot, x, y, src_x, src_y, src_w, src_h, h, v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'Keyboard and Mouse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InKey(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Key(key_code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WaitKey(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HideMouse(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ShowMouse(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MouseIsVisible(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GetMouse(byref x, byref y, byref mb1, byref mb2, byref mb3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MouseX(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MouseY(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MouseButton(mb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GetMouseWheel(byref x_axis, byref y_axis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MouseWheelX(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MouseWheelY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'Sound and Mus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oundFromBuffer(slot, byref buffer, buffer_size, vol)</text:p>
          </table:table-cell>
          <table:table-cell office:value-type="string" calcext:value-type="string">
            <text:p>function SoundFromBuffer(byref buffer, buffer_size, vo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LoadSound(slot, snd_file$)</text:p>
          </table:table-cell>
          <table:table-cell office:value-type="string" calcext:value-type="string">
            <text:p>function LoadSound(snd_file$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LoadMusic(music_file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laySound(slot, channel, loop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laySoundTimed(slot, channel, loops, m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layMusic(mLoop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auseSound(channe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esumeSound(channe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auseMusic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esumeMusic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eleteSound(slo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eleteMusic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FadeMusicIn(fade_time, loop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FadeMusicOut(fade_tim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usicExist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MusicVolume(vo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usicVolum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MusicPosition(po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usicPosition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ewindMusic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SoundChannels(max_channel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SoundChannel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oundIsEnabled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oundExists(slo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ChannelVolume(channel, vo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hannelVolume(channe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SoundVolume(slot, vo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oundVolume(slo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topMusic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topSound(channe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etChannelPanning(channel, left_value, right_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etChannelDistance(channel, dist_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hannelIsPlaying(channe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hannelIsPaused(channe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'Joystick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Joystick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JoyAxes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JoyButtons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JoyHats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JoyTrackBalls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JoyAxis(joy_num, joy_axi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JoyButton(joy_num, joy_butt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JoyHat(joy_num, joy_ha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JoyTrackBall(joy_num, ball, byref dx, byref d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JoyName$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JoystickIsConnected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'Screen Conso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Cursor(byref x, byref y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intS(txt$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InputS$(prompt$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ZoneInputS$(x, y, w, h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Locate(x, y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Text Editing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ReadInput_Start(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ReadInput_Stop(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ReadInput_Text$(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ReadInput_SetText(txt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ReadInput_ToggleBackspace(fla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'Text Drawing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LoadFont(slot, fnt_file$, size)</text:p>
          </table:table-cell>
          <table:table-cell office:value-type="string" calcext:value-type="string">
            <text:p>function LoadFont(fnt_file$, size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DeleteFont(slot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function FontIsLoaded(slot)</text:p>
          </table:table-cell>
          <table:table-cell office:value-type="string" calcext:value-type="string">
            <text:p>Function FontExists(slot)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Font(slot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SetFontStyle(slot, style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DrawText(txt$, x, y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DrawText_Shaded(txt$, x, y, fg_color, bg_color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DrawText_Blended(txt$, x, y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sub RenderText(slot, txt$)</text:p>
          </table:table-cell>
          <table:table-cell table:number-columns-repeated="2"/>
        </table:table-row>
        <table:table-row table:style-name="ro1">
          <table:table-cell table:style-name="ce2"/>
          <table:table-cell office:value-type="string" calcext:value-type="string">
            <text:p>sub GetTextSize(slot, txt$, byref w, byref h)</text:p>
          </table:table-cell>
          <table:table-cell office:value-type="string" calcext:value-type="string">
            <text:p>sub GetTextSize(txt$, byref w, byref h)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function GetTextWidth(txt$)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function GetTextHeight(txt$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Touch Even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ouchPressur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Touch(byref status, byref x, byref y, byref dx, byref d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MultiTouch(byref status, byref x, byref y, byref fingers, byref dist, byref thet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TouchFinger(finger, byref x, byref y, byref pressur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Finger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'Network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heckSockets(timeout_m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CP_SocketReady(socke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DP_SocketReady(socke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CP_SocketOpen(socket, host$, port)</text:p>
          </table:table-cell>
          <table:table-cell office:value-type="string" calcext:value-type="string">
            <text:p>function TCP_OpenSocket(host$, por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TCP_SocketClose(socket)</text:p>
          </table:table-cell>
          <table:table-cell office:value-type="string" calcext:value-type="string">
            <text:p>sub TCP_CloseSocket(socke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TCP_RemoteHost(socke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CP_RemotePort(socke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CP_GetData(socket, ByRef sData$, numByte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TCP_SendData(socket, sData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CP_AcceptSocket(server, clien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DP_SocketOpen(socket, port)</text:p>
          </table:table-cell>
          <table:table-cell office:value-type="string" calcext:value-type="string">
            <text:p>function UDP_OpenSocket(por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UDP_SocketClose(socket)</text:p>
          </table:table-cell>
          <table:table-cell office:value-type="string" calcext:value-type="string">
            <text:p>sub UDP_CloseSocket(socke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UDP_GetData(socket, byref sData$, byref host$, byref por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DP_Length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DP_MaxLength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DP_RemoteHost$(socke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DP_RemotePort(socke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UDP_SendData(socket, sData$, host$, por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'Video Playba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LoadVideo(vid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layVideo(vLoop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auseVideo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topVideo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VideoPosition(po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esumeVideo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VideoPosition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eleteVideo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VideoIsPlaying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VideoEnd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VideoStats(vFile$, byref vLen, byref vfps, byref frame_w, byref frame_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VideoDrawRect(x, y, w,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VideoDrawRect(byref x, byref y, byref w, byref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VideoSize(byref w, byref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VideoExist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VideoAlpha(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'Operating Syste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ystem(cmd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OS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ommand$(ar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Command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Env$(v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Env(var$, value$, overwrit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PrefPath$(org_name$, app_name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ndroid_GetExternalStoragePath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ndroid_GetExternalStorageStat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ndroid_GetInternalStoragePath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ndroid_JNI_Message$(arg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untime_Utility_Message$(arg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'Clipboar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lipboardText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ClipboardText(tx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HasClipboardText(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'v3.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DesktopDisplayMode(index, ByRef w, ByRef h, ByRef freq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Transform(slot, x, y, w, h, src_x, src_y, src_w, src_h, angle, center_x, center_y, flip_h, flip_v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PowerInfo(ByRef status, ByRef secs, ByRef pc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ystemRam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etRenderScaleQuality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EvalJS$(js_code$) 'Only useable in Emscript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GetRenderScaleQuality(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'v3.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GlobalMouse(ByRef x, ByRef y, ByRef mb1, ByRef mb2, ByRef mb3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GlobalMouseX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GlobalMouseY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Accel(accel_num, ByRef x, ByRef y, ByRef z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ccelName$(accel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Accel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Gyro(gyro_num, ByRef x, ByRef y, ByRef z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GyroName$(gyro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Gyro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JoyRumblePlay(joy_num, strength, durati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JoyRumbleStop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JoystickIsHaptic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WriteByteBuffer(stream, ByRef buf, buf_siz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eadByteBuffer(stream, ByRef buf, buf_siz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WindowEvent_Resize(win)</text:p>
          </table:table-cell>
          <table:table-cell office:value-type="string" calcext:value-type="string">
            <text:p>function WindowEvent_Resize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WindowAutoClose( win, exit_on_close )</text:p>
          </table:table-cell>
          <table:table-cell office:value-type="string" calcext:value-type="string">
            <text:p>sub SetWindowAutoClose( exit_on_close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WindowResizable(win, flag) 'new</text:p>
          </table:table-cell>
          <table:table-cell office:value-type="string" calcext:value-type="string">
            <text:p>sub SetWindowResizable( flag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ystemReturnStdOut$(cmd$) 'ne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WindowMode(visible, fullscreen, resizable, borderless, highDPI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WindowFlags(win)</text:p>
          </table:table-cell>
          <table:table-cell office:value-type="string" calcext:value-type="string">
            <text:p>function getWindowMode(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RestoreWindow(win)</text:p>
          </table:table-cell>
          <table:table-cell office:value-type="string" calcext:value-type="string">
            <text:p>sub RestoreWindow(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UpdateAllWindows() 'new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QueryAudioSpec(ByRef freq, ByRef format, ByRef channels) 'new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'v3.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usicIsPlaying(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'v3.1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rawGeometry(slot, num_vertices, ByRef vertices, num_indices, ByRef Indice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'v3.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ize(s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BufferFromString(s$, ByRef buffer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tringFromBuffer$(ByRef buffer, buffer_siz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rabInput(fla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GrabbedWindow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WarpMouse(x, 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WarpMouseGlobal(x, 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MouseZone(x, y, w,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learMouseZon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WindowAlwaysOnTop(win, fla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MouseRelative(fla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WindowVSync(win, flag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OpenURL(url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PIVersion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FlashWindow(win)</text:p>
          </table:table-cell>
          <table:table-cell office:value-type="string" calcext:value-type="string">
            <text:p>function FlashWindow(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MessageBox(title$, msg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NumberArrayCopy(ByRef src, ByRef ds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tringArrayCopy(ByRef src$, ByRef ds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ArrayCopy(ByRef src, ByRef ds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NumberArrayFill(ByRef src, fdat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tringArrayFill(ByRef src$, fdata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ArrayFill(ByRef src, fdat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untime$(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ype empt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d typ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unction TypeArrayDim(Byref id as empty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TypeArraySize(Byref id as empty, array_dim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TypeArrayCopy(ByRef src as empty, ByRef dst as empty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TypeArrayFill(ByRef src as empty, fdata as empty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More v3.20 (Matrices and Parrallis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imMatrix(m, m_rows, m_cols, preserve_flag)</text:p>
          </table:table-cell>
          <table:table-cell office:value-type="string" calcext:value-type="string">
            <text:p>function DimMatrix(m_rows, m_col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DeleteMatrix(mA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AddMatrix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ugmentMatrix 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opy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nsertMatrixColumns(mA, c, num_col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nsertMatrixRows(mA, r, num_row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ultiplyMatrix 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ube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eleteMatrixColumns(mA, c, num_col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eleteMatrixRows(mA, r, num_row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learMatrix(m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learMatrixColumns (mA, c, num_col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learMatrixRows(mA, r, num_row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FillMatrix(mA, v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FillMatrixColumns(mA, c, num_cols, v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FillMatrixRows(mA, r, num_rows, v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opyMatrixColumns(mA, mB, c, num_col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opyMatrixRows (mA, mB, r, num_row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IdentityMatrix(mA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olveMatrix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sEqualMatrix(mA, mB, toleranc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eterminant(m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djoint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nvert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MatrixFromBuffer(mA, r, c, ByRef buffer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Matrix(ByRef buffer, m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andomizeMatrix(mA, vmin, vmax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atrixValue(mA, r, 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MatrixValue(mA, r, c, v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calarMatrix (mA, mB, s_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calarMatrixColumns(mA, mB, c, num_cols, s_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calarMatrixRows(mA, mB, r, num_rows, s_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quare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ubMatrix(mA, r, 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ubtractMatrix 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wap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wapMatrixColumn(mA, C1, C2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wapMatrixRow(mA, R1, R2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ranspose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nAugmentMatrix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ZeroMatrix(mA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ub GetMatrixSize(mA, ByRef r, ByRef 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etMatrixProcess(p_num) 'Set to -1 for main thread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'ERROR_FLAG - MATRIX_ON_ERROR_STOP, MATRIX_ON_ERROR_WAIT, MATRIX_ON_ERROR_CONTIN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ProcessOpen(p_num) 'stops and locks mutex, and clears queue before changing mode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ProcessErrorMode(p_num, error_mode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ocessError(p_num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Wait(p_num) 'waits for all calculations to complete and lock matrix mutex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WaitAll() 'waits for all process to finish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Continue(p_num) 'unlock mutex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Stop(p_num) 'stops after current calculation its working on and lock mutex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Clear(p_num) 'locks mutex and clears matrix queue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ocessClose(p_num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ocessErrorMode(p_num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Sleep(p_num, msec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ocessExists(p_num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StopAll(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ContinueAll(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ocessQueueSize(p_num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unction NumCPUs(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'v3.2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ProjectionGeometry(cam_dist, mA, f_vertex_count, ByRef columns, ByRef uv, graph_offset_x, graph_offset_y, v_color, ByRef vertex_count, ByRef vertex2D, ByRef index_count, ByRef index, ByRef clip_dist, ByRef min_x, ByRef min_y, ByRef max_x, ByRef max_y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CalculateFaceZ(cam_dist, graph_offset_x, graph_offset_y, view_w, view_h, view_depth, mA, f_vertex_count, ByRef columns, ByRef face_min_z, ByRef face_max_z, ByRef z_avg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etChannelSpacePosition(channel, angle, distanc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aveBMP(img, file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avePNG(img, file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aveJPG(img, file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GetLineIntersection(p0_x, p0_y, p1_x, p1_y, p2_x, p2_y, p3_x, p3_y, ByRef i_x, ByRef i_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nterpolate(min_a, max_a, mid_a, min_b, max_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Tan2(y, x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PointInQuad(x, y, x1, y1, x2, y2, x3, y3, x4, y4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PointInTri(x, y, x1, y1, x2, y2, x3, y3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istance2D(x1, y1, x2, y2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istance3D(x1, y1, z1, x2, y2, z2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GetCircleLineIntersection(circle_x, circle_y, radius, x1, y1, x2, y2, ByRef ix1, ByRef iy1, ByRef ix2, ByRef iy2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GetLinePlaneIntersection(ByRef line_point, ByRef line_direction, ByRef plane_point_1, ByRef plane_point_2, ByRef plane_point_3, ByRef intersecti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IncrementMatrixRows(mA, mB, r, num_rows, 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IncrementMatrixColumns(mA, mB, c, num_cols, 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JoinMatrixRows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JoinMatrixColumns(mA, mB, mC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/00/0000</text:date>, <text:time style:data-style-name="N2" text:time-value="09:18:58.5455136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21:50:48.142363396</meta:creation-date>
    <dc:date>2024-07-07T09:24:55.960361924</dc:date>
    <meta:editing-duration>P2DT11H1M43S</meta:editing-duration>
    <meta:editing-cycles>28</meta:editing-cycles>
    <meta:generator>LibreOffice/24.2.4.2$Linux_X86_64 LibreOffice_project/420$Build-2</meta:generator>
    <meta:document-statistic meta:table-count="1" meta:cell-count="628" meta:object-count="0"/>
  </office:meta>
</office:document-meta>
</file>